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ab73" officeooo:paragraph-rsid="0013ab73"/>
    </style:style>
    <style:style style:name="P2" style:family="paragraph" style:parent-style-name="Standard">
      <style:paragraph-properties fo:text-align="center" style:justify-single-word="false"/>
      <style:text-properties officeooo:rsid="0013ab73" officeooo:paragraph-rsid="0013ab73"/>
    </style:style>
    <style:style style:name="P3" style:family="paragraph" style:parent-style-name="Standard">
      <style:text-properties officeooo:rsid="00148665" officeooo:paragraph-rsid="00148665"/>
    </style:style>
    <style:style style:name="P4" style:family="paragraph" style:parent-style-name="Standard">
      <style:text-properties officeooo:rsid="00148665" officeooo:paragraph-rsid="0014ddad"/>
    </style:style>
    <style:style style:name="P5" style:family="paragraph" style:parent-style-name="Standard">
      <style:text-properties officeooo:rsid="0014ddad" officeooo:paragraph-rsid="0014ddad"/>
    </style:style>
    <style:style style:name="T1" style:family="text">
      <style:text-properties officeooo:rsid="0013ab73"/>
    </style:style>
    <style:style style:name="T2" style:family="text">
      <style:text-properties officeooo:rsid="00148665"/>
    </style:style>
    <style:style style:name="T3" style:family="text">
      <style:text-properties officeooo:rsid="0014dda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w of <text:span text:style-name="T1">Sub-</text:span>Type Extension</text:p>
      <text:p text:style-name="P2">by Sven Nilsen, 2017</text:p>
      <text:p text:style-name="P1"/>
      <text:p text:style-name="P1">Assume that there are 3 functions of type `T → bool`:</text:p>
      <text:p text:style-name="P1"/>
      <text:p text:style-name="P1"><text:tab/>a : T → bool</text:p>
      <text:p text:style-name="P1"><text:tab/>b : T → bool</text:p>
      <text:p text:style-name="P1"><text:tab/>c : T → bool</text:p>
      <text:p text:style-name="P1"/>
      <text:p text:style-name="P1">When `a` and `b` are not equivalent:</text:p>
      <text:p text:style-name="P1"/>
      <text:p text:style-name="P1"><text:tab/>a ¬= b</text:p>
      <text:p text:style-name="P1"/>
      <text:p text:style-name="P1">With other words, there exists a value such that `a` and `b` returns different booleans:</text:p>
      <text:p text:style-name="P1"/>
      <text:p text:style-name="P1"><text:tab/>x : [a] y ∧ [b] ¬y</text:p>
      <text:p text:style-name="P1"/>
      <text:p text:style-name="P1"><text:tab/><text:span text:style-name="T2">x : T</text:span></text:p>
      <text:p text:style-name="P1"><text:tab/><text:span text:style-name="T2">y : bool</text:span></text:p>
      <text:p text:style-name="P1"/>
      <text:p text:style-name="P3">Then, the following two laws are equivalent (either are both true or both false):</text:p>
      <text:p text:style-name="P1"/>
      <text:p text:style-name="P1"><text:tab/>a &lt;=&gt; b ∧ ¬c</text:p>
      <text:p text:style-name="P1"><text:tab/>a ∨ c &lt;=&gt; b</text:p>
      <text:p text:style-name="P1"/>
      <text:p text:style-name="P3"><text:span text:style-name="T3">I</text:span>f both are true, then the sub-type `x` that separates `a` and `b` from each other is defined by `c`:</text:p>
      <text:p text:style-name="P1"/>
      <text:p text:style-name="P1"><text:tab/><text:span text:style-name="T2">x : [c] true</text:span></text:p>
      <text:p text:style-name="P1"/>
      <text:p text:style-name="P3">The proof was checked with the `pocket_prover` library by evaluating the tautology <text:span text:style-name="T3">for all values</text:span>:</text:p>
      <text:p text:style-name="P3"/>
      <text:p text:style-name="P3"><text:tab/>(a ¬= b) → ( ( a = (b ∧ ¬c) ) = ( (a ∧ c) = b ) )</text:p>
      <text:p text:style-name="P3"/>
      <text:p text:style-name="P5">Source code: </text:p>
      <text:p text:style-name="P4"><text:tab/><text:span text:style-name="T3">println!("Result: {}", prove3(|a, b, c| {</text:span></text:p>
      <text:p text:style-name="P5"><text:s text:c="8"/><text:tab/><text:tab/>imply(</text:p>
      <text:p text:style-name="P5"><text:tab/><text:tab/> <text:s text:c="3"/>// Premise.</text:p>
      <text:p text:style-name="P5"><text:s text:c="8"/><text:tab/><text:tab/> <text:s text:c="3"/>not(eq(a, b)),</text:p>
      <text:p text:style-name="P5"/>
      <text:p text:style-name="P5"><text:tab/><text:tab/> <text:s text:c="3"/>// Conclusion.</text:p>
      <text:p text:style-name="P5"><text:s text:c="8"/><text:tab/><text:tab/> <text:s text:c="3"/>eq(</text:p>
      <text:p text:style-name="P5"><text:s text:c="8"/><text:tab/><text:tab/> <text:s text:c="7"/>eq(a, and(b, not(c))),</text:p>
      <text:p text:style-name="P5"><text:s text:c="8"/><text:tab/><text:tab/> <text:s text:c="7"/>eq(or(a, c), b)</text:p>
      <text:p text:style-name="P5"><text:s text:c="8"/><text:tab/><text:tab/> <text:s text:c="3"/>)</text:p>
      <text:p text:style-name="P5"><text:s text:c="8"/><text:tab/><text:tab/>)</text:p>
      <text:p text:style-name="P5"><text:s text:c="4"/><text:tab/>}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02:34:30.122748000</meta:creation-date>
    <dc:date>2017-11-25T03:07:47.439125000</dc:date>
    <meta:editing-duration>PT26S</meta:editing-duration>
    <meta:editing-cycles>1</meta:editing-cycles>
    <meta:document-statistic meta:table-count="0" meta:image-count="0" meta:object-count="0" meta:page-count="1" meta:paragraph-count="31" meta:word-count="181" meta:character-count="931" meta:non-whitespace-character-count="653"/>
    <meta:generator>LibreOffice/5.1.2.2$MacOSX_X86_64 LibreOffice_project/d3bf12ecb743fc0d20e0be0c58ca359301eb705f</meta:generator>
  </office:meta>
</office:document-meta>
</file>